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graphic">
      <style:paragraph-properties fo:break-before="page" text:number-lines="false" text:line-number="0"/>
    </style:style>
    <style:style style:name="P10" style:family="paragraph" style:parent-style-name="actsreferredto">
      <style:paragraph-properties fo:break-before="page"/>
    </style:style>
    <style:style style:name="P11" style:family="paragraph" style:parent-style-name="arrangementofsections">
      <style:paragraph-properties fo:text-align="start" style:justify-single-word="false"/>
    </style:style>
    <style:style style:name="P12" style:family="paragraph" style:parent-style-name="shorttitleenglish">
      <style:paragraph-properties text:number-lines="true" text:line-number="0"/>
    </style:style>
    <style:style style:name="P13" style:family="paragraph" style:parent-style-name="longtitle">
      <style:paragraph-properties text:number-lines="true" text:line-number="0"/>
    </style:style>
    <style:style style:name="P14" style:family="paragraph" style:parent-style-name="bill">
      <style:paragraph-properties text:number-lines="true" text:line-number="0"/>
    </style:style>
    <style:style style:name="P15" style:family="paragraph" style:parent-style-name="centered">
      <style:paragraph-properties text:number-lines="false" text:line-number="0"/>
      <style:text-properties style:font-name="Times New Roman3" style:font-name-asian="Times New Roman3" style:font-name-complex="Times New Roman3"/>
    </style:style>
    <style:style style:name="P16"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3" style:font-name-asian="Times New Roman3" style:font-name-complex="Times New Roman3"/>
    </style:style>
    <style:style style:name="P19" style:family="paragraph" style:parent-style-name="bill">
      <style:paragraph-properties text:number-lines="false" text:line-number="0"/>
    </style:style>
    <style:style style:name="P20" style:family="paragraph" style:parent-style-name="shorttitlebackpage">
      <style:paragraph-properties text:number-lines="false" text:line-number="0"/>
    </style:style>
    <style:style style:name="P21" style:family="paragraph" style:parent-style-name="hr2">
      <style:paragraph-properties text:number-lines="false" text:line-number="0"/>
    </style:style>
    <style:style style:name="P22" style:family="paragraph" style:parent-style-name="hr2">
      <style:paragraph-properties text:number-lines="false" text:line-number="0"/>
      <style:text-properties style:font-name="Times New Roman"/>
    </style:style>
    <style:style style:name="P23" style:family="paragraph" style:parent-style-name="hr2">
      <style:paragraph-properties text:number-lines="false" text:line-number="0"/>
      <style:text-properties style:font-name="Times New Roman3" style:font-name-asian="Times New Roman3" style:font-name-complex="Times New Roman3"/>
    </style:style>
    <style:style style:name="P24" style:family="paragraph" style:parent-style-name="asinitiated">
      <style:paragraph-properties text:number-lines="false" text:line-number="0"/>
    </style:style>
    <style:style style:name="P25" style:family="paragraph" style:parent-style-name="Standard">
      <style:paragraph-properties fo:margin-top="0cm" fo:margin-bottom="0.801cm" text:number-lines="false" text:line-number="0"/>
    </style:style>
    <style:style style:name="P26" style:family="paragraph" style:parent-style-name="actreferredto">
      <style:paragraph-properties>
        <style:tab-stops/>
      </style:paragraph-properties>
    </style:style>
    <style:style style:name="P27" style:family="paragraph" style:parent-style-name="Standard" style:master-page-name="frontcover">
      <style:paragraph-properties style:page-number="1"/>
    </style:style>
    <style:style style:name="P28"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style:font-name="Times New Roman"/>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style:font-name-asian="Times New Roman3" style:font-name-complex="Times New Roman3"/>
    </style:style>
    <style:style style:name="T6" style:family="text">
      <style:text-properties style:font-name="Times New Roman3"/>
    </style:style>
    <style:style style:name="T7" style:family="text">
      <style:text-properties style:font-name="Times New Roman3" style:font-name-asian="Times New Roman3" style:font-name-complex="Times New Roman3"/>
    </style:style>
    <style:style style:name="T8" style:family="text">
      <style:text-properties fo:font-style="italic" style:font-style-asian="italic" style:font-style-complex="italic"/>
    </style:style>
    <style:style style:name="T9"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19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N ROSC NÁISIÚNTA (CÓIPCHEART AGUS CEARTA GAOLMHARA A CHOSAINT) (LEASÚ), 2016" text:name="GA_shorttitle"/>
        <text:user-field-decl office:value-type="string" office:string-value="National Anthem (Protection of Copyright and Related Rights) (Amend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restore the national anthem copyright protection to the national anthem of the state and for that purpose to amend the Copyright and Related Rights Act 2000 and to provide for related matters." text:name="EN_longtitle"/>
        <text:user-field-decl office:value-type="string" office:string-value="GA_shorttitle_caps" text:name="GA_shorttitle_caps"/>
      </text:user-field-decls>
      <text:p text:style-name="P27"/>
      <text:p text:style-name="Standard"/>
      <text:p text:style-name="graphic_5f_frontpage"/>
      <text:p text:style-name="hr"/>
      <text:p text:style-name="shorttitleirish_5f_frontpage"><text:span text:style-name="bold_5f_noitalic_5f_nounderline"><text:span text:style-name="T3">An Bille um an Rosc Náisiúnta (Cóipcheart agus Cearta Gaolmhara a Chosaint) (Leasú), 2016</text:span></text:span></text:p>
      <text:p text:style-name="shorttitleenglish_5f_frontpage"><text:span text:style-name="bold_5f_noitalic_5f_nounderline"><text:span text:style-name="T3">National Anthem (Protection of Copyright and Related Rights) (Amendment) Bill 2016</text:span></text:span></text:p>
      <text:p text:style-name="P7"/>
      <text:p text:style-name="asinitiated"><text:span text:style-name="bold_5f_noitalic_5f_nounderline"><text:span text:style-name="T4">Mar a tionscnaíodh</text:span></text:span></text:p>
      <text:p text:style-name="asinitiated"><text:span text:style-name="bold_5f_noitalic_5f_nounderline"><text:span text:style-name="T4">As initiated</text:span></text:span></text:p>
      <text:p text:style-name="hr"/>
      <text:p text:style-name="P28"/>
      <text:p text:style-name="hr"/>
      <text:p text:style-name="shorttitleirish"><text:user-field-get text:name="GA_shorttitle">AN BILLE UM AN ROSC NÁISIÚNTA (CÓIPCHEART AGUS CEARTA GAOLMHARA A CHOSAINT) (LEASÚ), 2016</text:user-field-get></text:p>
      <text:p text:style-name="shorttitleenglish"><text:span text:style-name="bold_5f_noitalic_5f_nounderline"><text:span text:style-name="T2"><text:user-field-get text:name="EN_shorttitle">National Anthem (Protection of Copyright and Related Rights) (Amendment) Bill 2016</text:user-field-get></text:span></text:span></text:p>
      <text:p text:style-name="hr"/>
      <text:p text:style-name="P5"><text:span text:style-name="nobold_5f_italic_5f_nounderline"><text:user-field-get text:name="GA_DOC_STAGE">Mar a tionscnaíodh</text:user-field-get></text:span><text:span text:style-name="nobold_5f_italic_5f_nounderline"> </text:span></text:p>
      <text:p text:style-name="P8"><text:span text:style-name="nobold_5f_italic_5f_nounderline"><text:user-field-get text:name="EN_DOC_STAGE">As initiated</text:user-field-get></text:span><text:span text:style-name="nobold_5f_italic_5f_nounderline"> </text:span></text:p>
      <text:p text:style-name="hr"/>
      <text:p text:style-name="P6"/>
      <text:p text:style-name="arrangementofsections">CONTENTS</text:p>
      <text:p text:style-name="arrangementofsections"/>
      <text:p text:style-name="P11">Section</text:p>
      <text:p text:style-name="tocsectionnumber">1. <text:s/><text:bookmark-ref text:reference-format="text" text:ref-name="toc_book_1">Restoration of National Anthem copyright protection to Amhrán na bhFiann</text:bookmark-ref></text:p>
      <text:p text:style-name="tocsectionnumber">2. <text:s/><text:bookmark-ref text:reference-format="text" text:ref-name="toc_book_2">Short title and collective citation</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s Referred to</text:p>
          </text:index-title>
          <text:p text:style-name="P26">Copyright and Related Rights Act 2000 (No. 28)</text:p>
          <text:p text:style-name="P26">Copyright and Related Rights Acts 2000 to 2007</text:p>
        </text:index-body>
      </text:alphabetical-index>
      <text:p text:style-name="Standard"/>
      <text:p text:style-name="P9"/>
      <text:p text:style-name="hr"/>
      <text:p text:style-name="shorttitleirish"><text:hidden-text text:condition="ooow:" text:string-value="P5:L1" text:is-hidden="true"/><text:user-field-get text:name="GA_shorttitle">AN BILLE UM AN ROSC NÁISIÚNTA (CÓIPCHEART AGUS CEARTA GAOLMHARA A CHOSAINT) (LEASÚ), 2016</text:user-field-get><text:hidden-text text:condition="ooow:" text:string-value="P5:L2" text:is-hidden="true"/></text:p>
      <text:p text:style-name="P12"><text:hidden-text text:condition="ooow:" text:string-value="P5:L3" text:is-hidden="true"/><text:span text:style-name="bold_5f_noitalic_5f_nounderline"><text:span text:style-name="T2"><text:user-field-get text:name="EN_shorttitle">National Anthem (Protection of Copyright and Related Rights) (Amendment) Bill 2016</text:user-field-get></text:span></text:span><text:span text:style-name="bold_5f_noitalic_5f_nounderline"><text:span text:style-name="T2"><text:hidden-text text:condition="ooow:" text:string-value="P5:L4" text:is-hidden="true"/></text:span></text:span><text:span text:style-name="bold_5f_noitalic_5f_nounderline"><text:span text:style-name="T2"> </text:span></text:span></text:p>
      <text:p text:style-name="hr"/>
      <text:p text:style-name="P14"><text:hidden-text text:condition="ooow:" text:string-value="P5:L5" text:is-hidden="true"/><text:user-field-get text:name="STATUS">Bill</text:user-field-get></text:p>
      <text:p text:style-name="entitled"><text:hidden-text text:condition="ooow:" text:string-value="P5:L6" text:is-hidden="true"/>entitled</text:p>
      <text:p text:style-name="P13"><text:hidden-text text:condition="ooow:" text:string-value="P5:L7" text:is-hidden="true"/>An Act to restore the national anthem copyright protection to the national anthem of the <text:hidden-text text:condition="ooow:" text:string-value="P5:L8" text:is-hidden="true"/>state and for that purpose to amend the <text:alphabetical-index-mark text:string-value="Copyright and Related Rights Act 2000 (No. 28)"/>Copyright and Related Rights Act 2000 and to <text:hidden-text text:condition="ooow:" text:string-value="P5:L9" text:is-hidden="true"/>provide for related matters.</text:p>
      <text:p text:style-name="enacted"><text:hidden-text text:condition="ooow:" text:string-value="P5:L10" text:is-hidden="true"/>Be it enacted by the Oireachtas as follows:</text:p>
      <text:p text:style-name="shouldernote"><text:hidden-text text:condition="ooow:" text:string-value="P5:L11" text:is-hidden="true"/><text:bookmark-start text:name="toc_book_1"/>Restoration of National Anthem copyright protection to Amhrán na bhFiann<text:bookmark-end text:name="toc_book_1"/></text:p>
      <text:p text:style-name="section"><text:hidden-text text:condition="ooow:" text:string-value="P5:L12" text:is-hidden="true"/><text:reference-mark-start text:name="sectionnumber_1"/><text:span text:style-name="T2"><text:sequence text:ref-name="refsectionnumber0" text:name="sectionnumber" style:num-format="1">1</text:sequence></text:span><text:reference-mark-end text:name="sectionnumber_1"/><text:span text:style-name="T2">.</text:span><text:tab/>The Copyright and Related Rights Act 2000 is amended in section 24 by inserting the <text:hidden-text text:condition="ooow:" text:string-value="P5:L13" text:is-hidden="true"/>following after subsection (4):</text:p>
      <text:p text:style-name="subsection_5f_insert"><text:hidden-text text:condition="ooow:" text:string-value="P5:L14" text:is-hidden="true"/><text:tab/>“(5)<text:tab/>Notwithstanding subsection (1), copyright regarding—</text:p>
      <text:p text:style-name="paragraph_5f_insert"><text:hidden-text text:condition="ooow:" text:string-value="P5:L15" text:is-hidden="true"/><text:tab/>(a)<text:tab/>the English lyrics of Amhrán na bhFiann (A Soldier’s Song) <text:hidden-text text:condition="ooow:" text:string-value="P5:L16" text:is-hidden="true"/>authored by Peadar Kearney, and</text:p>
      <text:p text:style-name="paragraph_5f_insert"><text:hidden-text text:condition="ooow:" text:string-value="P5:L17" text:is-hidden="true"/><text:tab/>(b)<text:tab/>the music of Amhrán na bhFiann (A Soldier’s Song) composed by <text:hidden-text text:condition="ooow:" text:string-value="P5:L18" text:is-hidden="true"/>Patrick Heeney,</text:p>
      <text:p text:style-name="subsection_5f_insert"><text:hidden-text text:condition="ooow:" text:string-value="P5:L19" text:is-hidden="true"/><text:tab/><text:tab/>is deemed always to have subsisted, and is hereby vested, for an <text:hidden-text text:condition="ooow:" text:string-value="P5:L20" text:is-hidden="true"/>indefinite period, in the State.”.</text:p>
      <text:p text:style-name="shouldernote"><text:hidden-text text:condition="ooow:" text:string-value="P5:L21" text:is-hidden="true"/><text:bookmark-start text:name="toc_book_2"/>Short title and collective citation<text:bookmark-end text:name="toc_book_2"/></text:p>
      <text:p text:style-name="subsection"><text:hidden-text text:condition="ooow:" text:string-value="P5:L22"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text:reference-mark-start text:name="subsectionnumber_1"/>(<text:sequence text:ref-name="refsubsectionnumber0" text:name="subsectionnumber" style:num-format="1">1</text:sequence>)<text:reference-mark-end text:name="subsectionnumber_1"/><text:tab/>This Act may be cited as the National Anthem Protection of Copyright and Related <text:hidden-text text:condition="ooow:" text:string-value="P5:L23" text:is-hidden="true"/>Rights (Amendment) Act 2016.</text:p>
      <text:p text:style-name="subsection"><text:hidden-text text:condition="ooow:" text:string-value="P5:L24" text:is-hidden="true"/><text:tab/><text:reference-mark-start text:name="subsectionnumber_2"/>(<text:sequence text:ref-name="refsubsectionnumber1" text:name="subsectionnumber" text:formula="ooow:subsectionnumber+1" style:num-format="1">2</text:sequence>)<text:reference-mark-end text:name="subsectionnumber_2"/><text:tab/>This Act and the <text:alphabetical-index-mark text:string-value="Copyright and Related Rights Acts 2000 to 2007"/>Copyright and Related Rights Acts 2000 to 2007 may be cited <text:hidden-text text:condition="ooow:" text:string-value="P5:L25" text:is-hidden="true"/>together as the Copyright and Related Rights Acts 2000 to 2016.</text:p>
      <table:table table:name="Table1" table:style-name="Table1">
        <table:table-column table:style-name="Table1.A"/>
        <table:table-column table:style-name="Table1.B"/>
        <table:table-row>
          <table:table-cell table:style-name="Table1.A1" office:value-type="string">
            <text:p text:style-name="P20"><text:hidden-text text:condition="ooow:" text:string-value="P6:L1" text:is-hidden="true"/>An Bille um an Rosc Náisiúnta (Cóipcheart <text:hidden-text text:condition="ooow:" text:string-value="P6:L2" text:is-hidden="true"/>agus Cearta Gaolmhara a Chosaint) (Leasú), <text:hidden-text text:condition="ooow:" text:string-value="P6:L3" text:is-hidden="true"/>2016</text:p>
            <text:p text:style-name="P17"><text:hidden-text text:condition="ooow:" text:string-value="P6:L4" text:is-hidden="true"/><text:span text:style-name="bold_5f_noitalic_5f_nounderline"><text:span text:style-name="T3"> </text:span></text:span></text:p>
            <text:p text:style-name="P22"><text:hidden-text text:condition="ooow:" text:string-value="P6:L5" text:is-hidden="true"/> <text:s text:c="22"/></text:p>
            <text:p text:style-name="P19"><text:hidden-text text:condition="ooow:" text:string-value="P6:L6" text:is-hidden="true"/>BILLE</text:p>
            <text:p text:style-name="P24"><text:hidden-text text:condition="ooow:" text:string-value="P6:L7" text:is-hidden="true"/>(mar a tionscnaíodh)</text:p>
            <text:p text:style-name="P24"><text:hidden-text text:condition="ooow:" text:string-value="P6:L8" text:is-hidden="true"/>d<text:span text:style-name="T6">á ngairtear</text:span></text:p>
            <text:p text:style-name="P17"><text:hidden-text text:condition="ooow:" text:string-value="P6:L9" text:is-hidden="true"/> </text:p>
            <text:p text:style-name="backpageprovision_5f_no_5f_line_5f_numbering"><text:hidden-text text:condition="ooow:" text:string-value="P6:L10" text:is-hidden="true"/><text:span text:style-name="T7">Acht chun cosaint cóipchirt an roisc náisiúnta a </text:span><text:span text:style-name="T7"><text:hidden-text text:condition="ooow:" text:string-value="P6:L11" text:is-hidden="true"/></text:span><text:span text:style-name="T7">thabhairt ar ais do Rosc Náisiúnta an Stáit agus </text:span><text:span text:style-name="T7"><text:hidden-text text:condition="ooow:" text:string-value="P6:L12" text:is-hidden="true"/></text:span><text:span text:style-name="T7">chun na críche sin do leasú an Achta Cóipchirt </text:span><text:span text:style-name="T7"><text:hidden-text text:condition="ooow:" text:string-value="P6:L13" text:is-hidden="true"/></text:span><text:span text:style-name="T7">agus Ceart Gaolmhar, 2000 agus do dhéanamh </text:span><text:span text:style-name="T7"><text:hidden-text text:condition="ooow:" text:string-value="P6:L14" text:is-hidden="true"/></text:span><text:span text:style-name="T7">socrú i dtaobh nithe gaolmhara.</text:span><text:span text:style-name="bold_5f_noitalic_5f_nounderline"><text:span text:style-name="T5"><text:line-break/></text:span></text:span><text:span text:style-name="bold_5f_noitalic_5f_nounderline"><text:span text:style-name="T5"><text:hidden-text text:condition="ooow:" text:string-value="P6:L15" text:is-hidden="true"/></text:span></text:span></text:p>
            <text:p text:style-name="P22"><text:hidden-text text:condition="ooow:" text:string-value="P6:L16" text:is-hidden="true"/> </text:p>
            <text:p text:style-name="P16"><text:hidden-text text:condition="ooow:" text:string-value="P6:L17" text:is-hidden="true"/>Na Seanadóiri Marcus Ó Dalaigh, Paschal <text:hidden-text text:condition="ooow:" text:string-value="P6:L18" text:is-hidden="true"/>Ó Maonaigh agus Tomás Ó Brion a thug isteach,</text:p>
            <text:p text:style-name="P15"><text:hidden-text text:condition="ooow:" text:string-value="P6:L19" text:is-hidden="true"/>27 <text:span text:style-name="T8">Eanáir,</text:span> 2016</text:p>
            <text:p text:style-name="P23"><text:hidden-text text:condition="ooow:" text:string-value="P6:L20" text:is-hidden="true"/> </text:p>
            <text:p text:style-name="P18"><text:hidden-text text:condition="ooow:" text:string-value="P6:L21" text:is-hidden="true"/> </text:p>
          </table:table-cell>
          <table:table-cell table:style-name="Table1.B1" office:value-type="string">
            <text:p text:style-name="P20">National Anthem (Protection of Copyright and Related Rights) (Amendment) Bill 2016</text:p>
            <text:p text:style-name="P25"><text:span text:style-name="bold_5f_noitalic_5f_nounderline"><text:span text:style-name="T3"/></text:span></text:p>
            <text:p text:style-name="P21"><text:s/></text:p>
            <text:p text:style-name="P19">BILL</text:p>
            <text:p text:style-name="P24">(as initiated)</text:p>
            <text:p text:style-name="P24">entitled</text:p>
            <text:p text:style-name="P17"/>
            <text:p text:style-name="backpageprovision_5f_no_5f_line_5f_numbering">An Act to restore the national anthem copyright protection to the National Anthem of the State and for that purpose to amend the Copyright and Related Rights Act 2000 and to provide for related matters.<text:line-break/></text:p>
            <text:p text:style-name="P21"/>
            <text:p text:style-name="P16">Introduced by Senators Mark Daly, Pascal Mooney and Thomas Byrne,</text:p>
            <text:p text:style-name="P15">27<text:span text:style-name="T8">th January,</text:span> 2016</text:p>
            <text:p text:style-name="P21"/>
            <text:p text:style-name="P17"/>
          </table:table-cell>
        </table:table-row>
      </table:table>
      <text:p text:style-name="Standard"><text:hidden-text text:condition="ooow:" text:string-value="P6:L22"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3</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19 of 2016" text:name="Footer"/>
        </text:user-field-decls>
        <text:p text:style-name="P2"><text:span text:style-name="T1"><text:tab/>[</text:span><text:span text:style-name="T1"><text:user-field-get text:name="Footer">No. 19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3</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3</text:page-number></text:p>
      </style:footer>
    </style:master-page>
    <style:master-page style:name="frontcover" style:page-layout-name="pm11" style:next-style-name="First_20_Page">
      <style:footer>
        <text:p text:style-name="P4"/>
        <text:p text:style-name="P4">[No. 19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04T12:33:10</dc:date>
    <meta:printed-by>Nici Higgins</meta:printed-by>
    <meta:print-date>2009-05-27T14:24:24</meta:print-date>
    <meta:editing-cycles>631</meta:editing-cycles>
    <meta:editing-duration>P2DT8H40M6S</meta:editing-duration>
    <meta:user-defined meta:name="Info 1"/>
    <meta:user-defined meta:name="Info 2"/>
    <meta:user-defined meta:name="Info 3"/>
    <meta:user-defined meta:name="Info 4"/>
    <meta:document-statistic meta:table-count="1" meta:image-count="0" meta:object-count="0" meta:page-count="6" meta:paragraph-count="60" meta:word-count="381" meta:character-count="2422"/>
  </office:meta>
</office:document-meta>
</file>